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3e60e5" officeooo:paragraph-rsid="003e60e5"/>
    </style:style>
    <style:style style:name="P2" style:family="paragraph" style:parent-style-name="_5f_text">
      <style:text-properties fo:language="ru" fo:country="RU" officeooo:rsid="003e9324" officeooo:paragraph-rsid="003e9324"/>
    </style:style>
    <style:style style:name="P3" style:family="paragraph" style:parent-style-name="_5f_text">
      <style:text-properties fo:language="ru" fo:country="RU" officeooo:rsid="004024d2" officeooo:paragraph-rsid="004024d2"/>
    </style:style>
    <style:style style:name="P4" style:family="paragraph" style:parent-style-name="_5f_text">
      <style:text-properties fo:language="ru" fo:country="RU" officeooo:rsid="0042af30" officeooo:paragraph-rsid="0042af30"/>
    </style:style>
    <style:style style:name="P5" style:family="paragraph" style:parent-style-name="_5f_text">
      <style:text-properties officeooo:paragraph-rsid="00443f88"/>
    </style:style>
    <style:style style:name="P6" style:family="paragraph" style:parent-style-name="_5f_code">
      <style:text-properties fo:language="en" fo:country="US" officeooo:rsid="004024d2" officeooo:paragraph-rsid="004024d2"/>
    </style:style>
    <style:style style:name="P7" style:family="paragraph" style:parent-style-name="_5f_code">
      <style:text-properties officeooo:paragraph-rsid="004b166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62a61"/>
    </style:style>
    <style:style style:name="T5" style:family="text">
      <style:text-properties fo:language="en" fo:country="US" officeooo:rsid="004ad45c"/>
    </style:style>
    <style:style style:name="T6" style:family="text">
      <style:text-properties officeooo:rsid="003f00f3"/>
    </style:style>
    <style:style style:name="T7" style:family="text">
      <style:text-properties officeooo:rsid="004ad45c"/>
    </style:style>
    <style:style style:name="T8" style:family="text">
      <style:text-properties style:font-name="Consolas" fo:font-size="9pt" fo:language="en" fo:country="US" fo:font-weight="normal" officeooo:rsid="004ad45c"/>
    </style:style>
    <style:style style:name="T9" style:family="text">
      <style:text-properties style:font-name="Consolas" fo:font-size="9pt" fo:language="en" fo:country="US" fo:font-weight="normal" officeooo:rsid="004b1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 под админа</text:p>
      <text:p text:style-name="_5f_code">sudo apt update</text:p>
      <text:p text:style-name="_5f_code">sudo apt-<text:span text:style-name="T2">get -y</text:span> install mysql-server</text:p>
      <text:p text:style-name="_5f_code">sudo mysql_secure_installation</text:p>
      <text:p text:style-name="_5f_text"/>
      <text:p text:style-name="_5f_text">VALIDATE PASSWORD COMPONENT can be used to test passwords</text:p>
      <text:p text:style-name="_5f_text">and improve security. It checks the strength of password</text:p>
      <text:p text:style-name="_5f_text">and allows the users to set only those passwords which are</text:p>
      <text:p text:style-name="_5f_text">secure enough. Would you like to setup VALIDATE PASSWORD component?</text:p>
      <text:p text:style-name="_5f_text"/>
      <text:p text:style-name="_5f_text">Press y|Y for Yes, any other key for No: Y</text:p>
      <text:p text:style-name="_5f_text"/>
      <text:p text:style-name="_5f_text">КОМПОНЕНТ VALIDATE PASSWORD COMPONENT можно использовать для проверки паролей.</text:p>
      <text:p text:style-name="_5f_text">и повысить безопасность. Проверяет надежность пароля</text:p>
      <text:p text:style-name="_5f_text">и позволяет пользователям устанавливать только те пароли, которые</text:p>
      <text:p text:style-name="_5f_text">достаточно безопасно. Хотите настроить компонент ПРОВЕРКА ПАРОЛЯ?</text:p>
      <text:p text:style-name="_5f_text"/>
      <text:p text:style-name="_5f_text">Нажмите y | Y для Да, любую другую клавишу для Нет: Y</text:p>
      <text:p text:style-name="P2">Дальше вопросы по усилению безопасности. На все вопросы отвечать Да.</text:p>
      <text:p text:style-name="_5f_heading_5f_4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<text:span text:style-name="T8">Super2020</text:span>';</text:p>
      <text:p text:style-name="_5f_code">FLUSH PRIVILEGES;</text:p>
      <text:p text:style-name="P6">exit;</text:p>
      <text:p text:style-name="P3">Повторный вход</text:p>
      <text:p text:style-name="_5f_code">sudo mysql -<text:span text:style-name="T3">u</text:span> <text:span text:style-name="T1">root -p</text:span></text:p>
      <text:p text:style-name="_5f_text">Создание базы, <text:span text:style-name="T6">пользователя и установка прав</text:span></text:p>
      <text:p text:style-name="_5f_code">CREATE DATABASE staff CHARACTER SET utf8 COLLATE utf8_general_ci;</text:p>
      <text:p text:style-name="P7">CREATE USER 'userstaff'@'%' IDENTIFIED BY '<text:span text:style-name="T8">Super2020</text:span>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P2">Установка базы данных по умолчанию</text:p>
      <text:p text:style-name="P2">--</text:p>
      <text:p text:style-name="P2">USE staff;</text:p>
      <text:p text:style-name="P2"/>
      <text:p text:style-name="P4">Пробуем соединится через <text:span text:style-name="T1">HeidiSQL. </text:span><text:span text:style-name="T4">Root h49r3VycgnC}</text:span></text:p>
      <text:p text:style-name="P4">Ошибка 10061</text:p>
      <text:p text:style-name="P5">Откройте файл <text:span text:style-name="_5f_bold">/etc/mysql/mysql.conf.d/mysqld.cnf</text:span> в текстовом редакторе :</text:p>
      <text:p text:style-name="_5f_text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_5f_text">По умолчанию установлено значение <text:span text:style-name="_5f_bold">127.0.0.1</text:span> (прослушивается только на локальном хосте).</text:p>
      <text:p text:style-name="_5f_text">В этом примере мы настроим сервер MySQL на прослушивание всех интерфейсов IPv4, изменив значение на <text:span text:style-name="_5f_bold">0.0.0.0</text:span></text:p>
      <text:p text:style-name="_5f_code">bind-address <text:s text:c="10"/>= 0.0.0.0</text:p>
      <text:p text:style-name="_5f_code"># skip-networking</text:p>
      <text:p text:style-name="_5f_text">Чтобы перезапустить службу MySQL в Debian или Ubuntu, введите:</text:p>
      <text:p text:style-name="_5f_code">sudo systemctl restart mysql</text:p>
      <text:p text:style-name="_5f_text"/>
      <text:p text:style-name="_5f_text"/>
      <text:p text:style-name="_5f_text"><text:soft-page-break/></text:p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6T00:47:36.642000000</dc:date>
    <meta:editing-duration>PT9H30M1S</meta:editing-duration>
    <meta:editing-cycles>3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276" meta:character-count="2032" meta:non-whitespace-character-count="1786"/>
  </office:meta>
</office:document-meta>
</file>